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size="32pt" style:font-size-asian="32pt" style:font-size-complex="32pt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end">
        <style:tab-stops>
          <style:tab-stop style:position="0.78cm"/>
        </style:tab-stops>
      </style:paragraph-properties>
    </style:style>
    <style:style style:name="P8" style:family="paragraph">
      <style:paragraph-properties fo:text-align="start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17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dist-upgrade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Besonderheiten von sidux: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3"><text:tab/></text:span><text:span text:style-name="T2">eigenes Repository für sidux-Kernel und -Applikationen (z. B.</text:span><text:span text:style-name="T2"><text:line-break/></text:span><text:span text:style-name="T2"><text:tab/></text:span><text:span text:style-name="T2">Netzwerkonfigurationstool Ceni und sidux-Artwork)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bietet durch hochaktuelle Kernel bestmögliche Hardwareunterstützung</text:span><text:span text:style-name="T2"><text:line-break/></text:span><text:span text:style-name="T2"><text:tab/></text:span><text:span text:style-name="T2">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wird von einer aktiven Community und dem sidux e.V.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Releases von sidux:</text:span></text:p>
          </draw:text-box>
        </draw:frame>
        <draw:frame draw:style-name="gr5" draw:text-style-name="P5" draw:layer="layout" svg:width="25.22cm" svg:height="16cm" svg:x="1.4cm" svg:y="2.5cm">
          <draw:text-box>
            <text:p text:style-name="P3"><text:span text:style-name="T2">Aufgrund der "Rolling Release"-Philosophie ist ein installiertes sidux durch entsprechende Dist-Upgrades immer aktuell.</text:span></text:p>
            <text:p text:style-name="P3"><text:span text:style-name="T2"><text:s text:c="2"/></text:span></text:p>
            <text:p text:style-name="P3"><text:span text:style-name="T2">Die sidux-live-CD/DVD wird 4 mal pro Jahr veröffentlicht und kann auf Wunsch in 2-10 Minuten sehr einfach lokal auf Festplatten oder (ausreichend großen) USB-Sticks installiert werden.</text:span></text:p>
            <text:p text:style-name="P3"><text:span text:style-name="T2"/></text:p>
            <text:p text:style-name="P3"><text:span text:style-name="T2">Für die Installation steht ein grafisches Tool zur Verfügung, das von den Voreinstellungen über die Festplattenpartitionierung, Installation und diverse Benutzereinstellung auch Linux-Neulinge einfach durch die Installation führt.</text:span></text:p>
            <text:p text:style-name="P3"><text:span text:style-name="T2"/></text:p>
            <text:p text:style-name="P3"><text:span text:style-name="T2">Selbstverständlich kann sidux auch in virtuellen Systemen (z.B. Virtualbox, etc.) ebenso einfach installiert werden; ohne jegliche Beeinflussung des primär installierten Systemes; optimal für längere Tests mit sidux/Linux.</text:span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2.783cm" svg:x="6cm" svg:y="0.3cm">
          <draw:text-box>
            <text:p text:style-name="P7"><text:span text:style-name="T1">Varianten und Installationen von sidux:</text:span></text:p>
            <text:p text:style-name="P3"><text:span text:style-name="T4"/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ardware-Anforderungen: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(quasi alle</text:span><text:span text:style-name="T2"><text:line-break/></text:span><text:span text:style-name="T2"><text:tab/></text:span><text:span text:style-name="T2">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, d.h. neuere INTEL/AMD</text:span><text:span text:style-name="T2"><text:line-break/></text:span><text:span text:style-name="T2"><text:tab/></text:span><text:span text:style-name="T2">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optimal ab</text:span><text:span text:style-name="T2"><text:line-break/></text:span><text:span text:style-name="T2"><text:tab/></text:span><text:span text:style-name="T2">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 (wenn USB-Boot für den Rechner</text:span><text:span text:style-name="T2"><text:line-break/></text:span><text:span text:style-name="T2"><text:tab/></text:span><text:span text:style-name="T2">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ilfe bei sidux:</text:span></text:p>
          </draw:text-box>
        </draw:frame>
        <draw:frame draw:style-name="gr8" draw:text-style-name="P5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sidux-Handbuch (aktuell bereits in 16 Sprachen!) unter</text:span><text:span text:style-name="T2"><text:line-break/></text:span><text:span text:style-name="T2"><text:tab/></text:span><text:span text:style-name="T2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 irc.oftc.net im Channel #sidux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sidux.com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sidux Webseite unter 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Aktivitäten der sidux-community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>In einigen Städten werden bereits regelmäßige Anwendertreffen und/oder Stammtische abgehalten, bei denen man Gleichgesinnte in geselliger Atmosphäre treffen und kennenlernen kann.</text:span></text:p>
            <text:p text:style-name="P3"><text:span text:style-name="T2"/></text:p>
            <text:p text:style-name="P3"><text:span text:style-name="T2">Für Südbayern gibt es z.B. in München jeden zweiten Samstag im Monat ein Anwendertreffen.</text:span></text:p>
            <text:p text:style-name="P3"><text:span text:style-name="T2"/></text:p>
            <text:p text:style-name="P3"><text:span text:style-name="T2">Weitere Treffen und Wochenend-Workshops finden unter anderem bereits in Aachen, Darmstadt und Hamburg statt.</text:span></text:p>
            <text:p text:style-name="P3"><text:span text:style-name="T2"/></text:p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2">http://sidux-ev.de, im Chat irc.oftc.net unter Channel #sidux-ev oder direkt hier am Stand.</text:span></text:p>
            <text:p text:style-name="P3"><text:span text:style-name="T2"/></text:p>
            <text:p text:style-name="P3"><text:span text:style-name="T2">Der sidux e.V. unterstützt Sir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10" draw:layer="layout" svg:width="25.22cm" svg:height="16cm" svg:x="1.4cm" svg:y="2.5cm">
          <draw:text-box>
            <text:p text:style-name="P8"><text:span text:style-name="T2">Der sidux e.V. ist mit seinem Messestand unter anderem vertreten bei:</text:span></text:p>
            <text:p text:style-name="P9"><text:span text:style-name="T2"/></text:p>
            <text:p text:style-name="P8"><text:span text:style-name="T2">SIGINT Köln, LinuxTag Berlin, FrOSCon St. Augustin, Fosdem Brüssel, Oldenburger LIT, Augsburger Linux-Infotag, Chemnitzer Linux-Tage, Software Freedom Day Hamburg, OpenRheinRuhr Bottrop</text:span></text:p>
            <text:p text:style-name="P9"><text:span text:style-name="T2"/></text:p>
            <text:p text:style-name="P8"><text:span text:style-name="T2">Den sidux e.V. erreichen Sie unter:</text:span></text:p>
            <text:p text:style-name="P8"><text:span text:style-name="T2"/></text:p>
            <text:p text:style-name="P8"><text:span text:style-name="T2">Homepage: http://sidux-ev.de</text:span></text:p>
            <text:p text:style-name="P8"><text:span text:style-name="T2"/></text:p>
            <text:p text:style-name="P8"><text:span text:style-name="T2">Wiki: wiki.sidux-ev.de</text:span></text:p>
          </draw:text-box>
        </draw:frame>
        <draw:frame draw:style-name="gr1" draw:text-style-name="P4" draw:layer="layout" svg:width="20.5cm" svg:height="1.517cm" svg:x="6cm" svg:y="0.301cm">
          <draw:text-box>
            <text:p text:style-name="P1"><text:span text:style-name="T1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1" draw:text-style-name="P10" draw:layer="layout" svg:width="25.22cm" svg:height="16cm" svg:x="1.4cm" svg:y="2.5cm">
          <draw:text-box>
            <text:p text:style-name="P9"><text:span text:style-name="T2">Viel Spaß mit sidux und eine interessante Zeit beim SIGINT 2010 in Köln wünschen Ihnen:</text:span></text:p>
            <text:p text:style-name="P8"><text:span text:style-name="T2"/></text:p>
            <text:p text:style-name="P9"><text:span text:style-name="T2">aomori, evnu, loewenherz, motti, roen und vedawalter</text:span></text:p>
            <text:p text:style-name="P8"><text:span text:style-name="T2"><text:s text:c="2"/></text:span></text:p>
            <text:p text:style-name="P9"><text:span text:style-name="T2">Ihr sidux Team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2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7T10:49:26.80</dc:date>
    <dc:creator>Walter Güldenberg</dc:creator>
    <meta:editing-duration>PT03H32M45S</meta:editing-duration>
    <meta:editing-cycles>21</meta:editing-cycles>
    <meta:generator>OpenOffice.org/3.2$Win32 OpenOffice.org_project/320m12$Build-9483</meta:generator>
    <meta:document-statistic meta:object-count="6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100f300ae006e00e400bf004500cf0085004500550052009500c2007b003c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KuhCO0pso3Pa23pImM3nvR6m7w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hxS4nlWoXalM6fvrF2rR2RWoDpA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clOEYP36QGwjfCw1yQKnAdc88AE=</DigestValue>
      </Reference>
      <Reference URI="Thumbnails/thumbnail.png">
        <DigestMethod Algorithm="http://www.w3.org/2000/09/xmldsig#sha1"/>
        <DigestValue>AlrYV+Jd2JiBGAAN7hWGywAnQRI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Um17lfHOLrfRtUaFHRU8KRvo8cE=</DigestValue>
      </Reference>
      <Reference URI="#ID_0070009b0088007400ac00f30041000b00a20082008d0018009f00fd005500f6">
        <DigestMethod Algorithm="http://www.w3.org/2000/09/xmldsig#sha1"/>
        <DigestValue>9fHbQ9x4PMQY6Gng9KVftcC3xss=</DigestValue>
      </Reference>
    </SignedInfo>
    <SignatureValue>Msw42O7kb04NfHnykFhtGHeBz1zZyfRLsF24Mv2UcfFFSqM35ugG4ODWHYo9IL60
K5q8+3EOWJans1JmA/BGLr5LNMwIQIcJG/dC126m/kAby6ZyBj/CVyZ+ctq7nNtH
TsgjRHQxJPEq2jZ1xV68bOywNLsZS2T/w2dXLH2xaDQG2nmSjUFj4VRGwTYWDEMF
fFROczz7xpfc3/qre2hCTOpUs4kZZMK5Buh4Pze8qftKp9f/BOLDg01aXDnCwFHK
Rw6wtmuZNldWjyxtcfAy3Qm2snnqSS65aRuNm+N0OCoOYpDaJx5dCZW7pYZ90Mna
nGbcLHpjHB7FzTiwE9weLw==</SignatureValue>
    <KeyInfo>
      <X509Data>
        <X509IssuerSerial>
          <X509IssuerName>E=support@cacert.org, CN=CA Cert Signing Authority, OU=http://www.cacert.org, O=Root CA</X509IssuerName>
          <X509SerialNumber>510525</X509SerialNumber>
        </X509IssuerSerial>
        <X509Certificate>MIIFTDCCAzSgAwIBAgIDB8o9MA0GCSqGSIb3DQEBBQUAMHkxEDAOBgNVBAoTB1Jv
b3QgQ0ExHjAcBgNVBAsTFWh0dHA6Ly93d3cuY2FjZXJ0Lm9yZzEiMCAGA1UEAxMZ
Q0EgQ2VydCBTaWduaW5nIEF1dGhvcml0eTEhMB8GCSqGSIb3DQEJARYSc3VwcG9y
dEBjYWNlcnQub3JnMB4XDTA5MTEyMjE1MTM0MloXDTExMTEyMjE1MTM0MlowSjEa
MBgGA1UEAxQRV2FsdGVyIEf8bGRlbmJlcmcxLDAqBgkqhkiG9w0BCQEWHXdhbHRl
ci5ndWVsZGVuYmVyZ0BjYWNlcnQub3JnMIIBIjANBgkqhkiG9w0BAQEFAAOCAQ8A
MIIBCgKCAQEA54FrIZofwFLYu/Ce8RDyFJZmFImTQe8b2nzsP7Dt0e4R7yKA20R3
pVt9rzB/LpyWRiC4YTB+HUjTreWNMbU4O939etQfb6Rx1P8Sg8lzeTwJ6xbvqcUH
wVoo+QcHFst6CPFZgKK46AR872W0yi/0l23qPJeySV48yt1cg9vh497ljn/2P8cA
P2kiu67LDI48XC9Y16Pr6B00hFbveg3Y/n5Onzl/kGbo7Krd5/hR0hZnfDAxxl3a
/hfY6K6MWUQwKkcNb2cMiTltkKPia3ge+oF9ge9P+z73C1rt2HYMFFaWax5m/TBR
ZG2igg2tI+3CPVhcQwdI29/NkiGGSyCOAwIDAQABo4IBCjCCAQYwDAYDVR0TAQH/
BAIwADBWBglghkgBhvhCAQ0ESRZHVG8gZ2V0IHlvdXIgb3duIGNlcnRpZmljYXRl
IGZvciBGUkVFIGhlYWQgb3ZlciB0byBodHRwOi8vd3d3LkNBY2VydC5vcmcwQAYD
VR0lBDkwNwYIKwYBBQUHAwQGCCsGAQUFBwMCBgorBgEEAYI3CgMEBgorBgEEAYI3
CgMDBglghkgBhvhCBAEwMgYIKwYBBQUHAQEEJjAkMCIGCCsGAQUFBzABhhZodHRw
Oi8vb2NzcC5jYWNlcnQub3JnMCgGA1UdEQQhMB+BHXdhbHRlci5ndWVsZGVuYmVy
Z0BjYWNlcnQub3JnMA0GCSqGSIb3DQEBBQUAA4ICAQBAFDynn2lKIh1iYudwlq4Q
ND8yK00nKADhMuwHRl/HBY4x4pFLma+LorEoSr3gmgKzdt4o3S/PHd9Q/XFAiREa
cVqqwajxsNAuqIITQe5Obqg3x8AU1MoT3zWQUBbQbIH85B6EQeUTWbICyCvAdv8W
eil1mQltpATioya4REFDh18XH+AG4YMln7ymnj6WbGbb0d4enZfhZvIYeSAz4xRR
D1V6KT/N4hfvy+t2gtBUnO4KUO301WBoHmrAS8dH2MzQqYf8hf3BDJVRa7aivhDq
yCj5ENkn/knxkSdJ3Bmtrp47PPRygwx+0dMU8E59je6FykXgd0izpqNUClAOu8/I
6Gs1btMsTBQyAV5Y1tolTUPaO5t7mrG8z2LUQmnfrxPskh9wNNxSzG6i3W8tyDMU
mOh1S+xhVmT1avsjAqoDFBioKbgEBqYPiMdro2P4/odXuN4XUSHs9XKfhW0gAdF+
k+Cd0q/ZJVgz29AeXuMZ0AVSb3wSWxqHK2F9kZox4GSSC2hBCGz6uRrqD4aZ0t/H
OFrkMHvIdZJDO47k7eWG0/3wtucyTrLesQ+X7Te+89a7Cvvi6HyMe2LXA4R2oHpX
7qTpoe1PhUV/3ZeHmMOnvkCXGtCvvDZCemRkFlwb39EeTQZVPVOvMOMxrvwT/Ynt
mdU2V4uE291wz+MQaZoLNA==</X509Certificate>
      </X509Data>
    </KeyInfo>
    <Object>
      <SignatureProperties>
        <SignatureProperty Id="ID_0070009b0088007400ac00f30041000b00a20082008d0018009f00fd005500f6" Target="#ID_000100f300ae006e00e400bf004500cf0085004500550052009500c2007b003c">
          <dc:date xmlns:dc="http://purl.org/dc/elements/1.1/">2010-04-07T10:49:36,13</dc:date>
        </SignatureProperty>
      </SignatureProperties>
    </Object>
  </Signature>
</document-signatures>
</file>